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4D4AF3E258F5E6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8744in" svg:height="4.9209in" draw:z-index="0"><draw:image xlink:href="Pictures/1000020100000780000004B04D4AF3E258F5E6B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27:53.417735003</meta:creation-date>
    <dc:date>2019-03-07T15:28:32.454467839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